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4.453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4.453cm"/>
    </style:style>
    <style:style style:name="gr5" style:family="graphic" style:parent-style-name="standard">
      <style:graphic-properties draw:textarea-horizontal-align="justify" draw:textarea-vertical-align="middle" draw:auto-grow-height="false" fo:min-height="3.814cm" fo:min-width="4.45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center" draw:textarea-vertical-align="middle" draw:auto-grow-height="false" fo:min-height="8.89cm" fo:min-width="20.32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5.49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286cm" svg:x="3.286cm" svg:y="3.159cm">
          <text:p text:style-name="P1">Register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8cm" svg:height="0.962cm" svg:x="3.286cm" svg:y="1.762cm">
          <draw:text-box>
            <text:p>Bacson.tech</text:p>
          </draw:text-box>
        </draw:frame>
        <draw:custom-shape draw:style-name="gr3" draw:text-style-name="P1" draw:layer="layout" svg:width="5.842cm" svg:height="2.286cm" svg:x="12.43cm" svg:y="3.159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3.048cm" svg:x="3.286cm" svg:y="6.969cm">
          <text:p text:style-name="P1">User_Key</text:p>
          <text:p text:style-name="P1">User email</text:p>
          <text:p text:style-name="P1">User_pas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53cm" svg:height="4.064cm" svg:x="3.159cm" svg:y="11.668cm">
          <text:p text:style-name="P1">Create</text:p>
          <text:p text:style-name="P1">User_database?</text:p>
          <text:p text:style-name="P1">User_tables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699cm" svg:y1="5.445cm" svg:x2="5.699cm" svg:y2="7.096cm">
          <text:p/>
        </draw:line>
        <draw:line draw:style-name="gr6" draw:text-style-name="P3" draw:layer="layout" svg:x1="5.699cm" svg:y1="10.144cm" svg:x2="5.758cm" svg:y2="11.758cm">
          <text:p/>
        </draw:line>
        <draw:custom-shape draw:style-name="gr7" draw:text-style-name="P1" draw:layer="layout" svg:width="20.32cm" svg:height="8.89cm" svg:x="12.303cm" svg:y="6.842cm">
          <text:p text:style-name="P1">Company page</text:p>
          <text:p text:style-name="P1">Ex: Duke Engerg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5.224cm" svg:y1="5.445cm" svg:x2="15.224cm" svg:y2="6.842cm">
          <text:p/>
        </draw:line>
        <draw:frame draw:style-name="gr8" draw:text-style-name="P2" draw:layer="layout" svg:width="4.191cm" svg:height="1.673cm" svg:x="13.573cm" svg:y="7.731cm">
          <draw:text-box draw:corner-radius="0.127cm">
            <text:p>Duke Energy Logo</text:p>
          </draw:text-box>
        </draw:frame>
      </draw:page>
      <draw:page draw:name="page2" draw:style-name="dp1" draw:master-page-name="Default">
        <draw:frame draw:style-name="gr9" draw:text-style-name="P2" draw:layer="layout" svg:width="20.701cm" svg:height="20.159cm" svg:x="5.699cm" svg:y="1.508cm">
          <draw:text-box>
            <text:p>company/user table</text:p>
            <text:p>company name <text:tab/>varchar 100</text:p>
            <text:p>user<text:tab/><text:tab/> <text:s/><text:tab/><text:tab/>varchar 100</text:p>
            <text:p>address<text:tab/> <text:s/><text:tab/><text:tab/>varchar 100</text:p>
            <text:p>phone<text:tab/><text:tab/><text:tab/>varchar 100</text:p>
            <text:p>email<text:tab/><text:tab/><text:tab/>varchar 100</text:p>
            <text:p/>
            <text:p>data table</text:p>
            <text:p>company<text:tab/><text:tab/>varchar 100</text:p>
            <text:p>unitid<text:tab/><text:tab/><text:tab/>varchar 50</text:p>
            <text:p>unitname<text:tab/><text:tab/>varchar 100</text:p>
            <text:p>current_address</text:p>
            <text:p>activate_address</text:p>
            <text:p>activate_status<text:tab/>bool</text:p>
            <text:p>activate_date</text:p>
            <text:p>activate_length</text:p>
            <text:p>alert_trigger<text:tab/><text:tab/>bool</text:p>
            <text:p>alert_method<text:tab/><text:tab/>int</text:p>
            <text:p/>
            <text:p>history table</text:p>
            <text:p>company<text:tab/><text:tab/>varchar 100</text:p>
            <text:p>unitid<text:tab/><text:tab/><text:tab/>varchar 100</text:p>
            <text:p>longitude<text:tab/><text:tab/>float</text:p>
            <text:p>latitude<text:tab/><text:tab/>float</text:p>
            <text:p>changetime<text:tab/><text:tab/>BIGINT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10:07:13.507420623</meta:creation-date>
    <dc:date>2019-07-27T11:40:59.866194138</dc:date>
    <meta:editing-duration>PT3M27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